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4f6692" officeooo:paragraph-rsid="004f6692"/>
    </style:style>
    <style:style style:name="P16" style:family="paragraph" style:parent-style-name="Heading_20_2">
      <style:text-properties officeooo:rsid="0030d279" officeooo:paragraph-rsid="0030d279"/>
    </style:style>
    <style:style style:name="P17" style:family="paragraph" style:parent-style-name="Text_20_body">
      <style:text-properties officeooo:rsid="00126b6e" officeooo:paragraph-rsid="0030d279"/>
    </style:style>
    <style:style style:name="P18" style:family="paragraph" style:parent-style-name="Text_20_body">
      <style:paragraph-properties fo:margin-top="0cm" fo:margin-bottom="0cm" style:contextual-spacing="false"/>
      <style:text-properties officeooo:rsid="00126b6e"/>
    </style:style>
    <style:style style:name="P19" style:family="paragraph" style:parent-style-name="Text_20_body">
      <style:paragraph-properties fo:margin-left="0cm" fo:margin-right="0cm" fo:text-indent="0cm" style:auto-text-indent="false"/>
      <style:text-properties officeooo:rsid="00126b6e"/>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3c38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4"/>
      <text:p text:style-name="P14"/>
      <text:p text:style-name="P15">FINE, LE ALTRE DUE IN UN’ALTRA PAGINA</text:p>
      <text:h text:style-name="P16" text:outline-level="2">Approccio semplice: Overleaf</text:h>
      <text:p text:style-name="P14"/>
      <text:h text:style-name="P16" text:outline-level="2">Approccio completo: TeXStudio + TeXLiv<text:span text:style-name="T7">e</text:span></text:h>
      <text:p text:style-name="P17"><text:span text:style-name="Strong_20_Emphasis"/></text:p>
      <text:p text:style-name="P18"/>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3-09T23:16:30.683441394</dc:date>
    <meta:editing-duration>PT15H20M44S</meta:editing-duration>
    <meta:editing-cycles>49</meta:editing-cycles>
    <meta:generator>LibreOffice/25.2.3.2$Linux_X86_64 LibreOffice_project/520$Build-2</meta:generator>
    <meta:document-statistic meta:table-count="0" meta:image-count="0" meta:object-count="0" meta:page-count="4" meta:paragraph-count="43" meta:word-count="1281" meta:character-count="8943" meta:non-whitespace-character-count="7710"/>
  </office:meta>
</office:document-meta>
</file>